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0.65in"/>
    </style:style>
    <style:style style:name="co4" style:family="table-column">
      <style:table-column-properties fo:break-before="auto" style:column-width="1.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transparent" fo:border="0.06pt solid #000000"/>
    </style:style>
    <style:style style:name="ce2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4">
      <style:table-cell-properties fo:background-color="transparent" fo:border="0.06pt solid #000000"/>
    </style:style>
    <style:style style:name="ce28" style:family="table-cell" style:parent-style-name="Default" style:data-style-name="N126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"/>
        <table:table-column table:style-name="co3" table:number-columns-repeated="5" table:default-cell-style-name="Default"/>
        <table:table-column table:style-name="co4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Date: 2023-06-16</text:p>
          </table:table-cell>
          <table:table-cell/>
          <table:table-cell table:style-name="ce12" office:value-type="string" calcext:value-type="string">
            <text:p>Total Interpolated Points for parametric curves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Author: <text:a xlink:href="mailto:wruslandr@gmail.com" xlink:type="simple">wruslandr@gmail.com</text:a></text:p>
          </table:table-cell>
          <table:table-cell/>
          <table:table-cell table:style-name="ce12"/>
          <table:table-cell table:number-columns-repeated="6"/>
        </table:table-row>
        <table:table-row table:style-name="ro1">
          <table:table-cell/>
          <table:table-cell table:style-name="ce5"/>
          <table:table-cell table:style-name="ce14" office:value-type="string" calcext:value-type="string" table:number-columns-spanned="5" table:number-rows-spanned="1">
            <text:p>Total Interpolated Points</text:p>
          </table:table-cell>
          <table:covered-table-cell table:number-columns-repeated="4"/>
          <table:table-cell table:number-columns-repeated="3" table:style-name="ce25" office:value-type="string" calcext:value-type="string">
            <text:p>FC10</text:p>
          </table:table-cell>
        </table:table-row>
        <table:table-row table:style-name="ro1">
          <table:table-cell/>
          <table:table-cell table:style-name="ce9" office:value-type="string" calcext:value-type="string">
            <text:p>CURVE</text:p>
          </table:table-cell>
          <table:table-cell table:style-name="ce15" office:value-type="string" calcext:value-type="string">
            <text:p>FC10</text:p>
          </table:table-cell>
          <table:table-cell table:style-name="ce15" office:value-type="string" calcext:value-type="string">
            <text:p>FC20</text:p>
          </table:table-cell>
          <table:table-cell table:style-name="ce15" office:value-type="string" calcext:value-type="string">
            <text:p>FC25</text:p>
          </table:table-cell>
          <table:table-cell table:style-name="ce15" office:value-type="string" calcext:value-type="string">
            <text:p>FC30</text:p>
          </table:table-cell>
          <table:table-cell table:style-name="ce15" office:value-type="string" calcext:value-type="string">
            <text:p>FC40</text:p>
          </table:table-cell>
          <table:table-cell table:style-name="ce25" office:value-type="string" calcext:value-type="string">
            <text:p>Total curve length</text:p>
          </table:table-cell>
          <table:table-cell table:style-name="ce25" office:value-type="string" calcext:value-type="string">
            <text:p>Total error</text:p>
          </table:table-cell>
          <table:table-cell table:style-name="ce25" office:value-type="string" calcext:value-type="string">
            <text:p>error/length</text:p>
          </table:table-cell>
        </table:table-row>
        <table:table-row table:style-name="ro1">
          <table:table-cell/>
          <table:table-cell table:style-name="ce5" office:value-type="string" calcext:value-type="string">
            <text:p>Teardrop</text:p>
          </table:table-cell>
          <table:table-cell table:style-name="ce22" office:value-type="float" office:value="10261" calcext:value-type="float">
            <text:p>10261</text:p>
          </table:table-cell>
          <table:table-cell table:style-name="ce22" office:value-type="float" office:value="7599" calcext:value-type="float">
            <text:p>7599</text:p>
          </table:table-cell>
          <table:table-cell table:style-name="ce22" office:value-type="float" office:value="7385" calcext:value-type="float">
            <text:p>7385</text:p>
          </table:table-cell>
          <table:table-cell table:number-columns-repeated="2" table:style-name="ce22" office:value-type="float" office:value="7347" calcext:value-type="float">
            <text:p>7347</text:p>
          </table:table-cell>
          <table:table-cell table:style-name="ce26" office:value-type="float" office:value="101.835673217" calcext:value-type="float">
            <text:p>101.835673217</text:p>
          </table:table-cell>
          <table:table-cell table:style-name="ce26" office:value-type="float" office:value="0.005809" calcext:value-type="float">
            <text:p>0.005809000</text:p>
          </table:table-cell>
          <table:table-cell table:style-name="ce28" table:formula="of:=[.I5]/[.H5]" office:value-type="float" office:value="0.0000570428791453236" calcext:value-type="float">
            <text:p>5.704288E-05</text:p>
          </table:table-cell>
        </table:table-row>
        <table:table-row table:style-name="ro1">
          <table:table-cell/>
          <table:table-cell table:style-name="ce5" office:value-type="string" calcext:value-type="string">
            <text:p>Butterfly</text:p>
          </table:table-cell>
          <table:table-cell table:style-name="ce22" office:value-type="float" office:value="35656" calcext:value-type="float">
            <text:p>35656</text:p>
          </table:table-cell>
          <table:table-cell table:style-name="ce22" office:value-type="float" office:value="18029" calcext:value-type="float">
            <text:p>18029</text:p>
          </table:table-cell>
          <table:table-cell table:style-name="ce22" office:value-type="float" office:value="14577" calcext:value-type="float">
            <text:p>14577</text:p>
          </table:table-cell>
          <table:table-cell table:style-name="ce22" office:value-type="float" office:value="12343" calcext:value-type="float">
            <text:p>12343</text:p>
          </table:table-cell>
          <table:table-cell table:style-name="ce22" office:value-type="float" office:value="9732" calcext:value-type="float">
            <text:p>9732</text:p>
          </table:table-cell>
          <table:table-cell table:style-name="ce26" office:value-type="float" office:value="356.07470257" calcext:value-type="float">
            <text:p>356.074702570</text:p>
          </table:table-cell>
          <table:table-cell table:style-name="ce26" office:value-type="float" office:value="0.00193886" calcext:value-type="float">
            <text:p>0.001938860</text:p>
          </table:table-cell>
          <table:table-cell table:style-name="ce28" table:formula="of:=[.I6]/[.H6]" office:value-type="float" office:value="0.00000544509336385346" calcext:value-type="float">
            <text:p>5.445093E-06</text:p>
          </table:table-cell>
        </table:table-row>
        <table:table-row table:style-name="ro1">
          <table:table-cell/>
          <table:table-cell table:style-name="ce5" office:value-type="string" calcext:value-type="string">
            <text:p>Ellipse</text:p>
          </table:table-cell>
          <table:table-cell table:style-name="ce22" office:value-type="float" office:value="21575" calcext:value-type="float">
            <text:p>21575</text:p>
          </table:table-cell>
          <table:table-cell table:style-name="ce22" office:value-type="float" office:value="7599" calcext:value-type="float">
            <text:p>7599</text:p>
          </table:table-cell>
          <table:table-cell table:style-name="ce22" office:value-type="float" office:value="9448" calcext:value-type="float">
            <text:p>9448</text:p>
          </table:table-cell>
          <table:table-cell table:style-name="ce22" office:value-type="float" office:value="8338" calcext:value-type="float">
            <text:p>8338</text:p>
          </table:table-cell>
          <table:table-cell table:style-name="ce22" office:value-type="float" office:value="7351" calcext:value-type="float">
            <text:p>7351</text:p>
          </table:table-cell>
          <table:table-cell table:style-name="ce26" office:value-type="float" office:value="215.649935852" calcext:value-type="float">
            <text:p>215.649935852</text:p>
          </table:table-cell>
          <table:table-cell table:style-name="ce26" office:value-type="float" office:value="0.002990952" calcext:value-type="float">
            <text:p>0.002990952</text:p>
          </table:table-cell>
          <table:table-cell table:style-name="ce28" table:formula="of:=[.I7]/[.H7]" office:value-type="float" office:value="0.0000138694778098737" calcext:value-type="float">
            <text:p>1.386948E-05</text:p>
          </table:table-cell>
        </table:table-row>
        <table:table-row table:style-name="ro1">
          <table:table-cell/>
          <table:table-cell table:style-name="ce5" office:value-type="string" calcext:value-type="string">
            <text:p>Skewed-Astroid</text:p>
          </table:table-cell>
          <table:table-cell table:style-name="ce22" office:value-type="float" office:value="116194" calcext:value-type="float">
            <text:p>116194</text:p>
          </table:table-cell>
          <table:table-cell table:style-name="ce22" office:value-type="float" office:value="58102" calcext:value-type="float">
            <text:p>58102</text:p>
          </table:table-cell>
          <table:table-cell table:style-name="ce22" office:value-type="float" office:value="46483" calcext:value-type="float">
            <text:p>46483</text:p>
          </table:table-cell>
          <table:table-cell table:style-name="ce22" office:value-type="float" office:value="38738" calcext:value-type="float">
            <text:p>38738</text:p>
          </table:table-cell>
          <table:table-cell table:style-name="ce22" office:value-type="float" office:value="29056" calcext:value-type="float">
            <text:p>29056</text:p>
          </table:table-cell>
          <table:table-cell table:style-name="ce26" office:value-type="float" office:value="445.714285882" calcext:value-type="float">
            <text:p>445.714285882</text:p>
          </table:table-cell>
          <table:table-cell table:style-name="ce26" office:value-type="float" office:value="0.0005163683" calcext:value-type="float">
            <text:p>0.000516368</text:p>
          </table:table-cell>
          <table:table-cell table:style-name="ce28" table:formula="of:=[.I8]/[.H8]" office:value-type="float" office:value="0.00000115851862135894" calcext:value-type="float">
            <text:p>1.158519E-06</text:p>
          </table:table-cell>
        </table:table-row>
        <table:table-row table:style-name="ro1">
          <table:table-cell/>
          <table:table-cell table:style-name="ce5" office:value-type="string" calcext:value-type="string">
            <text:p>Circle</text:p>
          </table:table-cell>
          <table:table-cell table:style-name="ce22" office:value-type="float" office:value="49641" calcext:value-type="float">
            <text:p>49641</text:p>
          </table:table-cell>
          <table:table-cell table:style-name="ce22" office:value-type="float" office:value="24822" calcext:value-type="float">
            <text:p>24822</text:p>
          </table:table-cell>
          <table:table-cell table:style-name="ce22" office:value-type="float" office:value="19859" calcext:value-type="float">
            <text:p>19859</text:p>
          </table:table-cell>
          <table:table-cell table:style-name="ce22" office:value-type="float" office:value="16549" calcext:value-type="float">
            <text:p>16549</text:p>
          </table:table-cell>
          <table:table-cell table:style-name="ce22" office:value-type="float" office:value="12413" calcext:value-type="float">
            <text:p>12413</text:p>
          </table:table-cell>
          <table:table-cell table:style-name="ce26" office:value-type="float" office:value="496.378581315" calcext:value-type="float">
            <text:p>496.378581315</text:p>
          </table:table-cell>
          <table:table-cell table:style-name="ce26" office:value-type="float" office:value="0.001093914" calcext:value-type="float">
            <text:p>0.001093914</text:p>
          </table:table-cell>
          <table:table-cell table:style-name="ce28" table:formula="of:=[.I9]/[.H9]" office:value-type="float" office:value="0.0000022037896903247" calcext:value-type="float">
            <text:p>2.203790E-06</text:p>
          </table:table-cell>
        </table:table-row>
        <table:table-row table:style-name="ro1">
          <table:table-cell/>
          <table:table-cell table:style-name="ce5" office:value-type="string" calcext:value-type="string">
            <text:p>AstEpi</text:p>
          </table:table-cell>
          <table:table-cell table:style-name="ce22" office:value-type="float" office:value="76275" calcext:value-type="float">
            <text:p>76275</text:p>
          </table:table-cell>
          <table:table-cell table:style-name="ce22" office:value-type="float" office:value="38169" calcext:value-type="float">
            <text:p>38169</text:p>
          </table:table-cell>
          <table:table-cell table:style-name="ce22" office:value-type="float" office:value="30563" calcext:value-type="float">
            <text:p>30563</text:p>
          </table:table-cell>
          <table:table-cell table:style-name="ce22" office:value-type="float" office:value="25499" calcext:value-type="float">
            <text:p>25499</text:p>
          </table:table-cell>
          <table:table-cell table:style-name="ce22" office:value-type="float" office:value="19184" calcext:value-type="float">
            <text:p>19184</text:p>
          </table:table-cell>
          <table:table-cell table:style-name="ce26" office:value-type="float" office:value="426.262247842" calcext:value-type="float">
            <text:p>426.262247842</text:p>
          </table:table-cell>
          <table:table-cell table:style-name="ce26" office:value-type="float" office:value="0.0008403732" calcext:value-type="float">
            <text:p>0.000840373</text:p>
          </table:table-cell>
          <table:table-cell table:style-name="ce28" table:formula="of:=[.I10]/[.H10]" office:value-type="float" office:value="0.00000197149338055266" calcext:value-type="float">
            <text:p>1.971493E-06</text:p>
          </table:table-cell>
        </table:table-row>
        <table:table-row table:style-name="ro1">
          <table:table-cell/>
          <table:table-cell table:style-name="ce5" office:value-type="string" calcext:value-type="string">
            <text:p>Snailshell</text:p>
          </table:table-cell>
          <table:table-cell table:style-name="ce22" office:value-type="float" office:value="15621" calcext:value-type="float">
            <text:p>15621</text:p>
          </table:table-cell>
          <table:table-cell table:style-name="ce22" office:value-type="float" office:value="9883" calcext:value-type="float">
            <text:p>9883</text:p>
          </table:table-cell>
          <table:table-cell table:style-name="ce22" office:value-type="float" office:value="8935" calcext:value-type="float">
            <text:p>8935</text:p>
          </table:table-cell>
          <table:table-cell table:style-name="ce22" office:value-type="float" office:value="8370" calcext:value-type="float">
            <text:p>8370</text:p>
          </table:table-cell>
          <table:table-cell table:style-name="ce22" office:value-type="float" office:value="7766" calcext:value-type="float">
            <text:p>7766</text:p>
          </table:table-cell>
          <table:table-cell table:style-name="ce26" office:value-type="float" office:value="138.559540611" calcext:value-type="float">
            <text:p>138.559540611</text:p>
          </table:table-cell>
          <table:table-cell table:style-name="ce26" office:value-type="float" office:value="0.005115139" calcext:value-type="float">
            <text:p>0.005115139</text:p>
          </table:table-cell>
          <table:table-cell table:style-name="ce28" table:formula="of:=[.I11]/[.H11]" office:value-type="float" office:value="0.0000369165412749205" calcext:value-type="float">
            <text:p>3.691654E-05</text:p>
          </table:table-cell>
        </table:table-row>
        <table:table-row table:style-name="ro1">
          <table:table-cell/>
          <table:table-cell table:style-name="ce5" office:value-type="string" calcext:value-type="string">
            <text:p>SnaHyp</text:p>
          </table:table-cell>
          <table:table-cell table:style-name="ce22" office:value-type="float" office:value="38672" calcext:value-type="float">
            <text:p>38672</text:p>
          </table:table-cell>
          <table:table-cell table:style-name="ce22" office:value-type="float" office:value="20223" calcext:value-type="float">
            <text:p>20223</text:p>
          </table:table-cell>
          <table:table-cell table:style-name="ce22" office:value-type="float" office:value="16618" calcext:value-type="float">
            <text:p>16618</text:p>
          </table:table-cell>
          <table:table-cell table:style-name="ce22" office:value-type="float" office:value="11497" calcext:value-type="float">
            <text:p>11497</text:p>
          </table:table-cell>
          <table:table-cell table:style-name="ce22" office:value-type="float" office:value="8889" calcext:value-type="float">
            <text:p>8889</text:p>
          </table:table-cell>
          <table:table-cell table:style-name="ce26" office:value-type="float" office:value="478.987086578" calcext:value-type="float">
            <text:p>478.987086578</text:p>
          </table:table-cell>
          <table:table-cell table:style-name="ce26" office:value-type="float" office:value="0.002846873" calcext:value-type="float">
            <text:p>0.002846873</text:p>
          </table:table-cell>
          <table:table-cell table:style-name="ce28" table:formula="of:=[.I12]/[.H12]" office:value-type="float" office:value="0.00000594352766446952" calcext:value-type="float">
            <text:p>5.943528E-06</text:p>
          </table:table-cell>
        </table:table-row>
        <table:table-row table:style-name="ro1">
          <table:table-cell/>
          <table:table-cell table:style-name="ce5" office:value-type="string" calcext:value-type="string">
            <text:p>Ribbon-10L</text:p>
          </table:table-cell>
          <table:table-cell table:style-name="ce22" office:value-type="float" office:value="7351" calcext:value-type="float">
            <text:p>7351</text:p>
          </table:table-cell>
          <table:table-cell table:number-columns-repeated="2" table:style-name="ce22" office:value-type="float" office:value="7352" calcext:value-type="float">
            <text:p>7352</text:p>
          </table:table-cell>
          <table:table-cell table:number-columns-repeated="2" table:style-name="ce22" office:value-type="float" office:value="7353" calcext:value-type="float">
            <text:p>7353</text:p>
          </table:table-cell>
          <table:table-cell table:style-name="ce26" office:value-type="float" office:value="15.210795863" calcext:value-type="float">
            <text:p>15.210795863</text:p>
          </table:table-cell>
          <table:table-cell table:style-name="ce26" office:value-type="float" office:value="0.007331687" calcext:value-type="float">
            <text:p>0.007331687</text:p>
          </table:table-cell>
          <table:table-cell table:style-name="ce28" table:formula="of:=[.I13]/[.H13]" office:value-type="float" office:value="0.000482005482555597" calcext:value-type="float">
            <text:p>4.820055E-04</text:p>
          </table:table-cell>
        </table:table-row>
        <table:table-row table:style-name="ro1">
          <table:table-cell/>
          <table:table-cell table:style-name="ce5" office:value-type="string" calcext:value-type="string">
            <text:p>Ribbon-100L</text:p>
          </table:table-cell>
          <table:table-cell table:style-name="ce22" office:value-type="float" office:value="7480" calcext:value-type="float">
            <text:p>7480</text:p>
          </table:table-cell>
          <table:table-cell table:style-name="ce22" office:value-type="float" office:value="7348" calcext:value-type="float">
            <text:p>7348</text:p>
          </table:table-cell>
          <table:table-cell table:number-columns-repeated="2" table:style-name="ce22" office:value-type="float" office:value="7349" calcext:value-type="float">
            <text:p>7349</text:p>
          </table:table-cell>
          <table:table-cell table:style-name="ce22" office:value-type="float" office:value="7350" calcext:value-type="float">
            <text:p>7350</text:p>
          </table:table-cell>
          <table:table-cell table:style-name="ce26" office:value-type="float" office:value="152.097354848" calcext:value-type="float">
            <text:p>152.097354848</text:p>
          </table:table-cell>
          <table:table-cell table:style-name="ce26" office:value-type="float" office:value="0.007227414" calcext:value-type="float">
            <text:p>0.007227414</text:p>
          </table:table-cell>
          <table:table-cell table:style-name="ce28" table:formula="of:=[.I14]/[.H14]" office:value-type="float" office:value="0.0000475183411784037" calcext:value-type="float">
            <text:p>4.751834E-05</text:p>
          </table:table-cell>
        </table:table-row>
        <table:table-row table:style-name="ro1" table:number-rows-repeated="49">
          <table:table-cell/>
          <table:table-cell table:style-name="ce10"/>
          <table:table-cell table:style-name="ce21" table:number-columns-repeated="8"/>
        </table:table-row>
        <table:table-row table:style-name="ro1" table:number-rows-repeated="5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7">00/00/0000</text:date>, <text:time style:data-style-name="N2" text:time-value="01:42:09.6183181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17T02:01:27.625846867</dc:date>
    <meta:editing-duration>PT14H55M29S</meta:editing-duration>
    <meta:editing-cycles>105</meta:editing-cycles>
    <meta:generator>LibreOffice/6.4.7.2$Linux_X86_64 LibreOffice_project/40$Build-2</meta:generator>
    <meta:print-date>2023-06-07T01:29:12.391077263</meta:print-date>
    <meta:document-statistic meta:table-count="1" meta:cell-count="106" meta:object-count="0"/>
  </office:meta>
</office:document-meta>
</file>